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text-underline-style="none" fo:font-weight="normal" style:font-weight-asian="normal" style:font-weight-complex="normal"/>
    </style:style>
    <style:style style:name="P2" style:family="paragraph" style:parent-style-name="Text_20_body">
      <style:text-properties style:text-underline-style="solid" style:text-underline-width="auto" style:text-underline-color="font-color" fo:font-weight="bold" style:font-weight-asian="bold" style:font-weight-complex="bold"/>
    </style:style>
    <style:style style:name="P3" style:family="paragraph" style:parent-style-name="Text_20_body">
      <style:text-properties style:text-underline-style="none" fo:font-weight="normal" style:font-weight-asian="normal" style:font-weight-complex="normal"/>
    </style:style>
    <style:style style:name="P4" style:family="paragraph" style:parent-style-name="Standard">
      <style:text-properties style:text-underline-style="solid" style:text-underline-width="auto" style:text-underline-color="font-color" fo:font-weight="bold" style:font-weight-asian="bold" style:font-weight-complex="bold"/>
    </style:style>
    <style:style style:name="P5" style:family="paragraph" style:parent-style-name="Text_20_body">
      <style:text-properties style:text-underline-style="none" fo:font-weight="normal" style:font-weight-asian="normal" style:font-weight-complex="normal"/>
    </style:style>
    <style:style style:name="P6" style:family="paragraph" style:parent-style-name="Preformatted_20_Text">
      <style:text-properties style:text-underline-style="none" fo:font-weight="normal" style:font-weight-asian="normal" style:font-weight-complex="normal"/>
    </style:style>
    <style:style style:name="P7" style:family="paragraph" style:parent-style-name="Preformatted_20_Text">
      <style:paragraph-properties fo:margin-top="0cm" fo:margin-bottom="0.499cm"/>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HECK IF THE NUMBER IS DIVISIBLE BY 3 OR NOT</text:p>
      <text:p text:style-name="Standard"/>
      <text:p text:style-name="Standard">1) Get count of all set bits at odd positions (For 23 it’s 3).<text:line-break/>2) Get count of all set bits at even positions (For 23 it’s 1).<text:line-break/>3) If difference of above two counts is a multiple of 3 then number is also a multiple of 3. </text:p>
      <text:p text:style-name="Standard"/>
      <text:p text:style-name="Standard"/>
      <text:p text:style-name="Text_20_body"><text:span text:style-name="Strong_20_Emphasis">Proof:</text:span><text:line-break/>Above can be proved by taking the example of 11 in decimal numbers. (In this context 11 in decimal numbers is same as 3 in binary numbers)<text:line-break/>If difference between sum of odd digits and even digits is multiple of 11 then decimal number is multiple of 11. Let’s see how.</text:p>
      <text:p text:style-name="Text_20_body">Let’s take the example of 2 digit numbers in decimal<text:line-break/>AB = 11A -A + B = 11A + (B – A)<text:line-break/>So if (B – A) is a multiple of 11 then is AB.</text:p>
      <text:p text:style-name="Text_20_body">Let us take 3 digit numbers.</text:p>
      <text:p text:style-name="Text_20_body">ABC = 99A + A + 11B – B + C = (99A + 11B) + (A + C – B)<text:line-break/>So if (A + C – B) is a multiple of 11 then is (A+C-B)</text:p>
      <text:p text:style-name="Text_20_body">Let us take 4 digit numbers now.<text:line-break/>ABCD = 1001A + D + 11C – C + 999B + B – A<text:line-break/>= (1001A – 999B + 11C) + (D + B – A -C )<text:line-break/>So, if (B + D – A – C) is a multiple of 11 then is ABCD.</text:p>
      <text:p text:style-name="Text_20_body">This can be continued for all decimal numbers.<text:line-break/>Above concept can be proved for 3 in binary numbers in the same way.</text:p>
      <text:p text:style-name="Text_20_body"/>
      <text:p text:style-name="Text_20_body">This can be extended for any base and it will work for the number (base+1)...</text:p>
      <text:p text:style-name="Text_20_body">i.e. In decimal, it works for checking of multiple of 11... in binary, it works checking of multiple of 3.... so if the base is 'b' then it will work for checking the divisibility of (b+1)...</text:p>
      <text:p text:style-name="Text_20_body"/>
      <text:p text:style-name="Standard"><text:span text:style-name="Source_20_Text">while(n)</text:span></text:p>
      <text:p text:style-name="Standard"><text:span text:style-name="Source_20_Text">    {</text:span></text:p>
      <text:p text:style-name="Standard"><text:span text:style-name="Source_20_Text">        /* If odd bit is set then</text:span></text:p>
      <text:p text:style-name="Standard"><text:span text:style-name="Source_20_Text">           increment odd counter */</text:span></text:p>
      <text:p text:style-name="Standard"><text:span text:style-name="Source_20_Text">        if(n &amp; 1) </text:span></text:p>
      <text:p text:style-name="Standard"><text:span text:style-name="Source_20_Text">           odd_count++;</text:span></text:p>
      <text:p text:style-name="Standard"><text:span text:style-name="Source_20_Text">        n = n&gt;&gt;1;</text:span></text:p>
      <text:p text:style-name="Standard"> </text:p>
      <text:p text:style-name="Standard"><text:span text:style-name="Source_20_Text">        /* If even bit is set then</text:span></text:p>
      <text:p text:style-name="Standard"><text:span text:style-name="Source_20_Text">           increment even counter */</text:span></text:p>
      <text:p text:style-name="Standard"><text:span text:style-name="Source_20_Text">        if(n &amp; 1)</text:span></text:p>
      <text:p text:style-name="Standard"><text:span text:style-name="Source_20_Text">            even_count++;</text:span></text:p>
      <text:p text:style-name="Standard"><text:span text:style-name="Source_20_Text">        n = n&gt;&gt;1;</text:span></text:p>
      <text:p text:style-name="Standard"><text:span text:style-name="Source_20_Text">    }</text:span></text:p>
      <text:p text:style-name="Text_20_body"/>
      <text:p text:style-name="Text_20_body"/>
      <text:p text:style-name="Text_20_body"/>
      <text:p text:style-name="P2"><text:soft-page-break/>MULTIPLY THE NUMBER BY 7</text:p>
      <text:p text:style-name="P3">Just left shift the number by 3 bits. You will get 8n. </text:p>
      <text:p text:style-name="P3">Now subtract n from it. i.e. (8n-n)</text:p>
      <text:p text:style-name="P3"><text:span text:style-name="Source_20_Text">((n&lt;&lt;3) – n);</text:span></text:p>
      <text:p text:style-name="P3"><text:span text:style-name="Source_20_Text"/></text:p>
      <text:p text:style-name="P2">MULTIPLY TWO NUMBER WITHOUT USING * AND LOOPS</text:p>
      <text:p text:style-name="P3">There is nothing special in the logic... Just read once..</text:p>
      <text:p text:style-name="P3"/>
      <text:p text:style-name="P1"><text:span text:style-name="Source_20_Text">int multiply(int x, int y)</text:span></text:p>
      <text:p text:style-name="Standard"><text:span text:style-name="Source_20_Text">{</text:span></text:p>
      <text:p text:style-name="Standard"><text:span text:style-name="Source_20_Text">   /* 0  multiplied with anything gives 0 */</text:span></text:p>
      <text:p text:style-name="Standard"><text:span text:style-name="Source_20_Text">   if(y == 0)</text:span></text:p>
      <text:p text:style-name="Standard"><text:span text:style-name="Source_20_Text">     return</text:span> <text:span text:style-name="Source_20_Text">0;</text:span></text:p>
      <text:p text:style-name="Standard"> </text:p>
      <text:p text:style-name="Standard"><text:span text:style-name="Source_20_Text">   /* Add x one by one */</text:span></text:p>
      <text:p text:style-name="Standard"><text:span text:style-name="Source_20_Text">   if(y &gt; 0 )</text:span></text:p>
      <text:p text:style-name="Standard"><text:span text:style-name="Source_20_Text">     return</text:span> <text:span text:style-name="Source_20_Text">(x + multiply(x, y-1));</text:span></text:p>
      <text:p text:style-name="Standard"><text:span text:style-name="Source_20_Text"> </text:span> </text:p>
      <text:p text:style-name="Standard"><text:span text:style-name="Source_20_Text">  /* the case where y is negative */</text:span></text:p>
      <text:p text:style-name="Standard"><text:span text:style-name="Source_20_Text">   if(y &lt; 0 )</text:span></text:p>
      <text:p text:style-name="Standard"><text:span text:style-name="Source_20_Text">     return</text:span> <text:span text:style-name="Source_20_Text">-multiply(x, -y);</text:span></text:p>
      <text:p text:style-name="Standard"><text:span text:style-name="Source_20_Text">}</text:span></text:p>
      <text:p text:style-name="P3"><text:span text:style-name="Source_20_Text"/></text:p>
      <text:p text:style-name="P3"><text:span text:style-name="Source_20_Text"><text:span text:style-name="T2">NEXT GREATEST NUMBER WITH THE SAME SET OF DIGITS</text:span></text:span></text:p>
      <text:p text:style-name="P6"><text:span text:style-name="Source_20_Text">123456784987654321</text:span></text:p>
      <text:p text:style-name="Preformatted_20_Text">start with a number</text:p>
      <text:p text:style-name="Preformatted_20_Text"/>
      <text:p text:style-name="Preformatted_20_Text">123456784 987654321</text:p>
      <text:p text:style-name="Preformatted_20_Text"><text:s text:c="9"/>^the first place where the left-digit is less-than the right-digit is here. <text:s/>Digit "x" is 4</text:p>
      <text:p text:style-name="Preformatted_20_Text"/>
      <text:p text:style-name="Preformatted_20_Text">123456784 987654321</text:p>
      <text:p text:style-name="Preformatted_20_Text"><text:s text:c="14"/>^find the smallest digit larger than 4 to the right</text:p>
      <text:p text:style-name="Preformatted_20_Text"/>
      <text:p text:style-name="Preformatted_20_Text">123456785 4 98764321</text:p>
      <text:p text:style-name="Preformatted_20_Text"><text:s text:c="8"/>^place it to the left of 4</text:p>
      <text:p text:style-name="Preformatted_20_Text"/>
      <text:p text:style-name="Preformatted_20_Text">123456785 4 12346789</text:p>
      <text:p text:style-name="Preformatted_20_Text">123456785123446789</text:p>
      <text:p text:style-name="P7"><text:s text:c="9"/>^sort the digits to the right of 5. <text:s/>Since all of them except the '4' were already in descending order, all we need to do is reverse their order, and find the correct place for the '4'</text:p>
      <text:p text:style-name="P3"><text:span text:style-name="Source_20_Text">Note:</text:span></text:p>
      <text:p text:style-name="P3"><text:span text:style-name="Source_20_Text">Any number whose digits are already fully sorted in descending order is the max (so 98765 also has no solution, for example). This is easy to detect programatically because step 1 of the algorithm will fail (there is no pair of consecutive digits such that "the left-digit is smaller than the right-digit").</text:span></text:p>
      <text:p text:style-name="P3"><text:soft-page-break/><text:span text:style-name="Source_20_Text"/></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1" style:font-name-complex="DejaVu Sans Mono"/>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ejas </meta:initial-creator>
    <meta:creation-date>2012-12-13T15:21:56</meta:creation-date>
    <dc:date>2012-12-16T13:08:11</dc:date>
    <dc:creator>Tejas </dc:creator>
    <meta:editing-duration>PT01H58M51S</meta:editing-duration>
    <meta:editing-cycles>9</meta:editing-cycles>
    <meta:generator>OpenOffice.org/3.2$Linux OpenOffice.org_project/320m12$Build-9483</meta:generator>
    <meta:document-statistic meta:table-count="0" meta:image-count="0" meta:object-count="0" meta:page-count="3" meta:paragraph-count="58" meta:word-count="596" meta:character-count="3000"/>
  </office:meta>
</office:document-meta>
</file>